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top" fo:padding-top="-0.5cm"/>
    </style:style>
    <style:style style:name="gr2" style:family="graphic" style:parent-style-name="objectwithoutfill">
      <style:graphic-properties draw:fill="none" draw:textarea-horizontal-align="center" draw:textarea-vertical-align="top" fo:padding-top="-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ff" draw:textarea-horizontal-align="center" draw:textarea-vertical-align="middle"/>
    </style:style>
    <style:style style:name="gr6" style:family="graphic" style:parent-style-name="objectwithoutfill">
      <style:graphic-properties svg:stroke-color="#ff0000" draw:fill="none" draw:textarea-horizontal-align="center" draw:textarea-vertical-align="top" fo:padding-top="-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ff" fo:font-size="9pt"/>
    </style:style>
    <style:style style:name="P5" style:family="paragraph">
      <style:paragraph-properties fo:text-align="center"/>
      <style:text-properties fo:color="#0000ff" fo:font-size="9pt"/>
    </style:style>
    <style:style style:name="P6" style:family="paragraph">
      <style:paragraph-properties fo:text-align="center"/>
      <style:text-properties fo:font-size="9pt"/>
    </style:style>
    <style:style style:name="P7" style:family="paragraph">
      <style:paragraph-properties fo:margin-left="0cm" fo:margin-right="0cm" fo:text-align="center" fo:text-indent="0cm"/>
      <style:text-properties fo:color="#ff0000" fo:font-size="9pt"/>
    </style:style>
    <style:style style:name="T1" style:family="text">
      <style:text-properties fo:font-size="9pt"/>
    </style:style>
    <style:style style:name="T2" style:family="text">
      <style:text-properties fo:color="#0000ff" fo:font-size="9pt"/>
    </style:style>
    <style:style style:name="T3" style:family="text">
      <style:text-properties fo:color="#ff0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rect draw:style-name="gr1" draw:text-style-name="P2" draw:layer="layout" svg:width="2.5cm" svg:height="0.4cm" svg:x="8.223cm" svg:y="18.623cm">
            <text:p text:style-name="P1"><text:span text:style-name="T1">leapfrog</text:span></text:p>
          </draw:rect>
          <draw:rect draw:style-name="gr2" draw:text-style-name="P2" draw:layer="layout" svg:width="2.5cm" svg:height="0.5cm" svg:x="8.223cm" svg:y="19.023cm">
            <text:p text:style-name="P3"/>
          </draw:rect>
        </draw:g>
        <draw:frame draw:style-name="gr3" draw:text-style-name="P4" draw:id="id1" draw:layer="layout" svg:width="0.163cm" svg:height="0.39cm" svg:x="9.378cm" svg:y="18.564cm">
          <draw:text-box>
            <text:p text:style-name="P3"><text:span text:style-name="T2">q</text:span></text:p>
          </draw:text-box>
        </draw:frame>
        <draw:g>
          <draw:rect draw:style-name="gr1" draw:text-style-name="P2" draw:layer="layout" svg:width="3.2cm" svg:height="0.4cm" svg:x="8.223cm" svg:y="20.323cm">
            <text:p text:style-name="P1"><text:span text:style-name="T1">calfis</text:span></text:p>
          </draw:rect>
          <draw:rect draw:style-name="gr2" draw:text-style-name="P2" draw:layer="layout" svg:width="3.2cm" svg:height="0.5cm" svg:x="8.223cm" svg:y="20.723cm">
            <text:p text:style-name="P3"/>
          </draw:rect>
        </draw:g>
        <draw:g>
          <draw:rect draw:style-name="gr1" draw:text-style-name="P2" draw:layer="layout" svg:width="6.7cm" svg:height="0.4cm" svg:x="8.223cm" svg:y="22.023cm">
            <text:p text:style-name="P1"><text:span text:style-name="T1">physiq</text:span></text:p>
          </draw:rect>
          <draw:rect draw:style-name="gr2" draw:text-style-name="P2" draw:layer="layout" svg:width="6.7cm" svg:height="0.5cm" svg:x="8.223cm" svg:y="22.423cm">
            <text:p text:style-name="P3"/>
          </draw:rect>
        </draw:g>
        <draw:g>
          <draw:rect draw:style-name="gr1" draw:text-style-name="P2" draw:layer="layout" svg:width="6.7cm" svg:height="0.4cm" svg:x="8.223cm" svg:y="23.723cm">
            <text:p text:style-name="P1"><text:span text:style-name="T1">phytrac</text:span></text:p>
          </draw:rect>
          <draw:rect draw:style-name="gr2" draw:text-style-name="P2" draw:layer="layout" svg:width="6.7cm" svg:height="0.5cm" svg:x="8.223cm" svg:y="24.123cm">
            <text:p text:style-name="P3"/>
          </draw:rect>
        </draw:g>
        <draw:frame draw:style-name="gr3" draw:text-style-name="P4" draw:id="id2" draw:layer="layout" svg:width="0.324cm" svg:height="0.39cm" svg:x="8.886cm" svg:y="20.323cm">
          <draw:text-box>
            <text:p text:style-name="P3"><text:span text:style-name="T2">pq</text:span></text:p>
          </draw:text-box>
        </draw:frame>
        <draw:frame draw:style-name="gr3" draw:text-style-name="P4" draw:id="id3" draw:layer="layout" svg:width="0.497cm" svg:height="0.39cm" svg:x="8.578cm" svg:y="20.823cm">
          <draw:text-box>
            <text:p text:style-name="P3"><text:span text:style-name="T2">zqfi</text:span></text:p>
          </draw:text-box>
        </draw:frame>
        <draw:frame draw:style-name="gr3" draw:text-style-name="P4" draw:id="id4" draw:layer="layout" svg:width="0.324cm" svg:height="0.39cm" svg:x="8.778cm" svg:y="22.05cm">
          <draw:text-box>
            <text:p text:style-name="P3"><text:span text:style-name="T2">qx</text:span></text:p>
          </draw:text-box>
        </draw:frame>
        <draw:frame draw:style-name="gr3" draw:text-style-name="P4" draw:id="id5" draw:layer="layout" svg:width="0.823cm" svg:height="0.39cm" svg:x="8.436cm" svg:y="22.523cm">
          <draw:text-box>
            <text:p text:style-name="P3"><text:span text:style-name="T2">tr_seri</text:span></text:p>
          </draw:text-box>
        </draw:frame>
        <draw:frame draw:style-name="gr3" draw:text-style-name="P4" draw:id="id6" draw:layer="layout" svg:width="0.823cm" svg:height="0.39cm" svg:x="8.533cm" svg:y="23.711cm">
          <draw:text-box>
            <text:p text:style-name="P3"><text:span text:style-name="T2">tr_seri</text:span></text:p>
          </draw:text-box>
        </draw:frame>
        <draw:connector draw:style-name="gr4" draw:text-style-name="P5" draw:layer="layout" draw:type="curve" svg:x1="9.459cm" svg:y1="18.954cm" svg:x2="8.886cm" svg:y2="20.518cm" draw:start-shape="id1" draw:start-glue-point="2" draw:end-shape="id2" draw:end-glue-point="3">
          <text:p text:style-name="P3"/>
        </draw:connector>
        <draw:connector draw:style-name="gr4" draw:text-style-name="P5" draw:layer="layout" draw:type="curve" svg:x1="9.21cm" svg:y1="20.518cm" svg:x2="9.075cm" svg:y2="21.018cm" draw:start-shape="id2" draw:start-glue-point="1" draw:end-shape="id3" draw:end-glue-point="1">
          <text:p text:style-name="P3"/>
        </draw:connector>
        <draw:connector draw:style-name="gr4" draw:text-style-name="P5" draw:layer="layout" draw:type="curve" svg:x1="8.578cm" svg:y1="21.018cm" svg:x2="8.778cm" svg:y2="22.245cm" draw:start-shape="id3" draw:start-glue-point="3" draw:end-shape="id4" draw:end-glue-point="3">
          <text:p text:style-name="P3"/>
        </draw:connector>
        <draw:connector draw:style-name="gr5" draw:text-style-name="P5" draw:layer="layout" draw:type="curve" svg:x1="8.436cm" svg:y1="22.718cm" svg:x2="8.533cm" svg:y2="23.906cm" draw:start-shape="id5" draw:start-glue-point="3" draw:end-shape="id6" draw:end-glue-point="3">
          <text:p text:style-name="P3"/>
        </draw:connector>
        <draw:connector draw:style-name="gr4" draw:text-style-name="P5" draw:layer="layout" draw:type="curve" svg:x1="9.102cm" svg:y1="22.245cm" svg:x2="9.259cm" svg:y2="22.718cm" draw:start-shape="id4" draw:start-glue-point="1" draw:end-shape="id5" draw:end-glue-point="1">
          <text:p text:style-name="P3"/>
        </draw:connector>
        <draw:frame draw:style-name="gr3" draw:text-style-name="P4" draw:id="id7" draw:layer="layout" svg:width="0.713cm" svg:height="0.39cm" svg:x="10.423cm" svg:y="23.715cm">
          <draw:text-box>
            <text:p text:style-name="P3"><text:span text:style-name="T2">pplay</text:span></text:p>
          </draw:text-box>
        </draw:frame>
        <draw:frame draw:style-name="gr3" draw:text-style-name="P4" draw:id="id8" draw:layer="layout" svg:width="0.713cm" svg:height="0.39cm" svg:x="10.523cm" svg:y="22.015cm">
          <draw:text-box>
            <text:p text:style-name="P3"><text:span text:style-name="T2">pplay</text:span></text:p>
          </draw:text-box>
        </draw:frame>
        <draw:connector draw:style-name="gr5" draw:text-style-name="P6" draw:layer="layout" draw:type="curve" svg:x1="10.779cm" svg:y1="23.715cm" svg:x2="10.879cm" svg:y2="22.405cm" draw:start-shape="id7" draw:start-glue-point="0" draw:end-shape="id8" draw:end-glue-point="2">
          <text:p text:style-name="P3"/>
        </draw:connector>
        <draw:frame draw:style-name="gr3" draw:text-style-name="P4" draw:id="id9" draw:layer="layout" svg:width="0.692cm" svg:height="0.39cm" svg:x="10.523cm" svg:y="20.823cm">
          <draw:text-box>
            <text:p text:style-name="P3"><text:span text:style-name="T2">zplay</text:span></text:p>
          </draw:text-box>
        </draw:frame>
        <draw:connector draw:style-name="gr5" draw:text-style-name="P5" draw:layer="layout" draw:type="curve" svg:x1="10.879cm" svg:y1="22.015cm" svg:x2="10.869cm" svg:y2="21.213cm" draw:start-shape="id8" draw:start-glue-point="0" draw:end-shape="id9" draw:end-glue-point="2">
          <text:p text:style-name="P3"/>
        </draw:connector>
        <draw:frame draw:style-name="gr3" draw:text-style-name="P4" draw:id="id10" draw:layer="layout" svg:width="0.485cm" svg:height="0.39cm" svg:x="10.639cm" svg:y="20.323cm">
          <draw:text-box>
            <text:p text:style-name="P3"><text:span text:style-name="T2">ppk</text:span></text:p>
          </draw:text-box>
        </draw:frame>
        <draw:connector draw:style-name="gr4" draw:text-style-name="P5" draw:layer="layout" draw:type="curve" svg:x1="10.639cm" svg:y1="20.518cm" svg:x2="10.523cm" svg:y2="21.018cm" draw:start-shape="id10" draw:start-glue-point="3" draw:end-shape="id9" draw:end-glue-point="3">
          <text:p text:style-name="P3"/>
        </draw:connector>
        <draw:frame draw:style-name="gr3" draw:text-style-name="P4" draw:id="id11" draw:layer="layout" svg:width="0.324cm" svg:height="0.39cm" svg:x="10.223cm" svg:y="19.061cm">
          <draw:text-box>
            <text:p text:style-name="P3"><text:span text:style-name="T2">pk</text:span></text:p>
          </draw:text-box>
        </draw:frame>
        <draw:connector draw:style-name="gr5" draw:text-style-name="P5" draw:layer="layout" draw:type="curve" svg:x1="10.547cm" svg:y1="19.256cm" svg:x2="11.124cm" svg:y2="20.518cm" draw:start-shape="id11" draw:start-glue-point="1" draw:end-shape="id10" draw:end-glue-point="1">
          <text:p text:style-name="P3"/>
        </draw:connector>
        <draw:frame draw:style-name="gr3" draw:text-style-name="P4" draw:id="id14" draw:layer="layout" svg:width="0.48cm" svg:height="0.39cm" svg:x="12.363cm" svg:y="23.695cm">
          <draw:text-box>
            <text:p text:style-name="P3"><text:span text:style-name="T2">xlat</text:span></text:p>
          </draw:text-box>
        </draw:frame>
        <draw:frame draw:style-name="gr3" draw:text-style-name="P4" draw:id="id13" draw:layer="layout" svg:width="0.43cm" svg:height="0.39cm" svg:x="12.363cm" svg:y="22.523cm">
          <draw:text-box>
            <text:p text:style-name="P3"><text:span text:style-name="T2">rlat</text:span></text:p>
          </draw:text-box>
        </draw:frame>
        <draw:g>
          <draw:rect draw:style-name="gr1" draw:text-style-name="P2" draw:layer="layout" svg:width="2.5cm" svg:height="0.4cm" svg:x="13.423cm" svg:y="20.223cm">
            <text:p text:style-name="P1"><text:span text:style-name="T1">phyetat0</text:span></text:p>
          </draw:rect>
          <draw:rect draw:style-name="gr2" draw:text-style-name="P2" draw:layer="layout" svg:width="2.5cm" svg:height="0.5cm" svg:x="13.423cm" svg:y="20.623cm">
            <text:p text:style-name="P3"/>
          </draw:rect>
        </draw:g>
        <draw:frame draw:style-name="gr3" draw:text-style-name="P4" draw:id="id12" draw:layer="layout" svg:width="0.43cm" svg:height="0.39cm" svg:x="13.563cm" svg:y="20.223cm">
          <draw:text-box>
            <text:p text:style-name="P3"><text:span text:style-name="T2">rlat</text:span></text:p>
          </draw:text-box>
        </draw:frame>
        <draw:connector draw:style-name="gr5" draw:text-style-name="P5" draw:layer="layout" draw:type="curve" svg:x1="13.778cm" svg:y1="20.613cm" svg:x2="12.578cm" svg:y2="22.523cm" draw:start-shape="id12" draw:start-glue-point="2" draw:end-shape="id13" draw:end-glue-point="0">
          <text:p text:style-name="P3"/>
        </draw:connector>
        <draw:connector draw:style-name="gr5" draw:text-style-name="P5" draw:layer="layout" draw:type="curve" svg:x1="12.578cm" svg:y1="22.913cm" svg:x2="12.603cm" svg:y2="23.695cm" draw:start-shape="id13" draw:start-glue-point="2" draw:end-shape="id14" draw:end-glue-point="0">
          <text:p text:style-name="P3"/>
        </draw:connector>
        <draw:rect draw:style-name="gr6" draw:text-style-name="P7" draw:layer="layout" svg:width="3cm" svg:height="0.5cm" svg:x="13.423cm" svg:y="18.523cm">
          <text:p text:style-name="P1"><text:span text:style-name="T3">startphy.nc</text:span></text:p>
        </draw:rect>
        <draw:frame draw:style-name="gr3" draw:text-style-name="P4" draw:id="id15" draw:layer="layout" svg:width="0.959cm" svg:height="0.39cm" svg:x="13.6cm" svg:y="18.596cm">
          <draw:text-box>
            <text:p text:style-name="P3"><text:span text:style-name="T2">latitude</text:span></text:p>
          </draw:text-box>
        </draw:frame>
        <draw:connector draw:style-name="gr4" draw:text-style-name="P5" draw:layer="layout" draw:type="curve" svg:x1="14.079cm" svg:y1="18.986cm" svg:x2="13.778cm" svg:y2="20.223cm" draw:start-shape="id15" draw:start-glue-point="2" draw:end-shape="id12" draw:end-glue-point="0">
          <text:p text:style-name="P3"/>
        </draw:connector>
        <draw:frame draw:style-name="gr3" draw:text-style-name="P4" draw:id="id18" draw:layer="layout" svg:width="0.574cm" svg:height="0.39cm" svg:x="13.763cm" svg:y="23.695cm">
          <draw:text-box>
            <text:p text:style-name="P3"><text:span text:style-name="T2">xlon</text:span></text:p>
          </draw:text-box>
        </draw:frame>
        <draw:frame draw:style-name="gr3" draw:text-style-name="P4" draw:id="id17" draw:layer="layout" svg:width="0.523cm" svg:height="0.39cm" svg:x="13.763cm" svg:y="22.523cm">
          <draw:text-box>
            <text:p text:style-name="P3"><text:span text:style-name="T2">rlon</text:span></text:p>
          </draw:text-box>
        </draw:frame>
        <draw:frame draw:style-name="gr3" draw:text-style-name="P4" draw:id="id16" draw:layer="layout" svg:width="0.523cm" svg:height="0.39cm" svg:x="14.963cm" svg:y="20.223cm">
          <draw:text-box>
            <text:p text:style-name="P3"><text:span text:style-name="T2">rlon</text:span></text:p>
          </draw:text-box>
        </draw:frame>
        <draw:connector draw:style-name="gr5" draw:text-style-name="P5" draw:layer="layout" draw:type="curve" svg:x1="15.224cm" svg:y1="20.613cm" svg:x2="14.024cm" svg:y2="22.523cm" draw:start-shape="id16" draw:start-glue-point="2" draw:end-shape="id17" draw:end-glue-point="0">
          <text:p text:style-name="P3"/>
        </draw:connector>
        <draw:connector draw:style-name="gr5" draw:text-style-name="P5" draw:layer="layout" draw:type="curve" svg:x1="14.024cm" svg:y1="22.913cm" svg:x2="14.05cm" svg:y2="23.695cm" draw:start-shape="id17" draw:start-glue-point="2" draw:end-shape="id18" draw:end-glue-point="0">
          <text:p text:style-name="P3"/>
        </draw:connector>
        <draw:frame draw:style-name="gr3" draw:text-style-name="P4" draw:id="id19" draw:layer="layout" svg:width="1.213cm" svg:height="0.39cm" svg:x="15cm" svg:y="18.596cm">
          <draw:text-box>
            <text:p text:style-name="P3"><text:span text:style-name="T2">longitude</text:span></text:p>
          </draw:text-box>
        </draw:frame>
        <draw:connector draw:style-name="gr4" draw:text-style-name="P5" draw:layer="layout" draw:type="curve" svg:x1="15.606cm" svg:y1="18.986cm" svg:x2="15.486cm" svg:y2="20.418cm" draw:start-shape="id19" draw:start-glue-point="2" draw:end-shape="id16" draw:end-glue-point="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10T17:27:13</meta:creation-date>
    <dc:date>2008-07-15T15:33:48</dc:date>
    <dc:language>fr-FR</dc:language>
    <meta:editing-cycles>14</meta:editing-cycles>
    <meta:editing-duration>PT3H5M55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